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11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пример с Expand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8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8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8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108" table:style-name="ce5">
            <text:p>108</text:p>
          </table:table-cell>
          <table:table-cell office:value-type="string" table:style-name="ce8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Вкладка устройства. к компьютеру подключено 4 USB Рубеж-2АМ</text:p>
            <text:p>Я поледовательно жму несколько раз ctrl+del, затем соглашаюсь с мэссадж боксом. Получаю эксэпшен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2"/>
          <table:table-cell table:number-columns-repeated="16382"/>
        </table:table-row>
        <table:table-row table:number-rows-repeated="1048459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0-06T07:22:29Z</dc:date>
    <meta:editing-cycles>1</meta:editing-cycles>
    <meta:editing-duration>PT53S</meta:editing-duration>
  </office:meta>
</office:document-meta>
</file>